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urs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k</text:p>
          </table:table-cell>
          <table:table-cell office:value-type="string">
            <text:p>code</text:p>
          </table:table-cell>
          <table:table-cell office:value-type="string">
            <text:p>countr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E.B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FIRE.M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ELEC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PIMUS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CORD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ROPE.SUP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IRESQ.A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PROVID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string">
            <text:p>AC.B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PLE.FULL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SPE.H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ROPE.A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ROPE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ROPE.B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string">
            <text:p>TRL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string">
            <text:p>RFO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DPI3CAT.Anticaduta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DPI3CAT.A2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PLE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ELEC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ROPE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IRESQ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TRL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DPI3CAT.Anticaduta.ITREC201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string">
            <text:p>DPI3CAT.Anticaduta.CASACCIA201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string">
            <text:p>BLSD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string">
            <text:p>OXYGEN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string">
            <text:p>RSPP.C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TRAB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string">
            <text:p>AC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office:value-type="string">
            <text:p>DPI3CAT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office:value-type="string">
            <text:p>FIRE.H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office:value-type="string">
            <text:p>DPI3CAT.APV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office:value-type="string">
            <text:p>RSPP.EM.H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office:value-type="string">
            <text:p>RLS.A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office:value-type="string">
            <text:p>FIRE.EMER.M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office:value-type="string">
            <text:p>IFORESQ.A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office:value-type="string">
            <text:p>DPI3CAT.PLE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office:value-type="string">
            <text:p>DPI3CAT.APVR.EN13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office:value-type="string">
            <text:p>ANNULLATO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office:value-type="string">
            <text:p>RSPP.EM.L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office:value-type="string">
            <text:p>FIRST.AID.GRA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office:value-type="string">
            <text:p>FIRST.AID.GRBC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office:value-type="string">
            <text:p>FIRST.AID.TRAIN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office:value-type="string">
            <text:p>FIRE.MR.SCT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office:value-type="string">
            <text:p>DPI3CAT.APVR.SCT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office:value-type="string">
            <text:p>DPI3CAT.APVR.EN137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office:value-type="string">
            <text:p>AC.B.SOGIN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office:value-type="string">
            <text:p>FIRE.L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office:value-type="string">
            <text:p>PLE.STAB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office:value-type="string">
            <text:p>PLE.NOSTAB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office:value-type="string">
            <text:p>EXT.TEC.RIGGER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office:value-type="string">
            <text:p>CORD.UPDATE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office:value-type="string">
            <text:p>FIRST.AID.UPGRADE.A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office:value-type="string">
            <text:p>FORKLIFT.1</text:p>
          </table:table-cell>
          <table:table-cell office:value-type="float" office:value="108">
            <text:p>108</text:p>
          </table:table-cell>
        </table:table-row>
      </table:table>
      <table:table table:name="Feature" table:style-name="ta1" table:print="false">
        <table:table-column table:style-name="co4" table:number-columns-repeated="6" table:default-cell-style-name="Default"/>
        <table:table-row table:style-name="ro2">
          <table:table-cell office:value-type="string">
            <text:p>pk</text:p>
          </table:table-cell>
          <table:table-cell office:value-type="string">
            <text:p>course</text:p>
          </table:table-cell>
          <table:table-cell office:value-type="string">
            <text:p>title</text:p>
          </table:table-cell>
          <table:table-cell office:value-type="string">
            <text:p>desc</text:p>
          </table:table-cell>
          <table:table-cell office:value-type="string">
            <text:p>laws</text:p>
          </table:table-cell>
          <table:table-cell office:value-type="string">
            <text:p>notes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Preposto base art. 37 d.lgs 81/08</text:p>
          </table:table-cell>
          <table:table-cell office:value-type="string">
            <text:p>Preposto art. 37 D.gs 81/08</text:p>
          </table:table-cell>
          <table:table-cell office:value-type="string">
            <text:p>Art. 37 comma 7 D.gs 81/08 - ASR del 21-12-2011</text:p>
          </table:table-cell>
          <table:table-cell office:value-type="string">
            <text:p>Preposto art. 37 D.gs 81/08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+1" office:value-type="float" office:value="2">
            <text:p>2</text:p>
          </table:table-cell>
          <table:table-cell office:value-type="string">
            <text:p>Lotta antincendio rischio medio</text:p>
          </table:table-cell>
          <table:table-cell office:value-type="string">
            <text:p>Lotta antincendio Rischio Medio</text:p>
          </table:table-cell>
          <table:table-cell office:value-type="string">
            <text:p>DM Int. 10/3/98 - Circ.VVF 23/2/11</text:p>
          </table:table-cell>
          <table:table-cell office:value-type="string">
            <text:p>Lotta antincendio Rischio Medio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+1" office:value-type="float" office:value="3">
            <text:p>3</text:p>
          </table:table-cell>
          <table:table-cell office:value-type="string">
            <text:p>Addetti lavori elettrici sotto tensione in bt</text:p>
          </table:table-cell>
          <table:table-cell office:value-type="string">
            <text:p>PES-PAV-PEI (D.Lgs 81/08, CEI EN 50110-1, CEI 11-27)</text:p>
          </table:table-cell>
          <table:table-cell office:value-type="string">
            <text:p>D.Lgs 81/08, CEI EN 50110-1, CEI 11-27</text:p>
          </table:table-cell>
          <table:table-cell office:value-type="string">
            <text:p>PES-PAV-PEI (D.Lgs 81/08, CEI EN 50110-1, CEI 11-27)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+1" office:value-type="float" office:value="4">
            <text:p>4</text:p>
          </table:table-cell>
          <table:table-cell office:value-type="string">
            <text:p>Ponteggiatore</text:p>
          </table:table-cell>
          <table:table-cell office:value-type="string">
            <text:p>LAVORATORI E PREPOSTI ADDETTI AL MONTAGGIO / SMONTAGGIO / TRASFORMAZIONE DI PONTEGGI (articolo 136, comma 8 e all. XXI D.Lgs 81/08)</text:p>
          </table:table-cell>
          <table:table-cell/>
          <table:table-cell office:value-type="string">
            <text:p>LAVORATORI E PREPOSTI ADDETTI AL MONTAGGIO / SMONTAGGIO / TRASFORMAZIONE DI PONTEGGI (articolo 136, comma 8 e all. XXI D.Lgs 81/08)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+1" office:value-type="float" office:value="5">
            <text:p>5</text:p>
          </table:table-cell>
          <table:table-cell office:value-type="string">
            <text:p>Coordinatore sicurezza cantieri progettazione ed esecuzione</text:p>
          </table:table-cell>
          <table:table-cell office:value-type="string">
            <text:p>D.Lgs. 81/08 (ex D.lgs 494/96)</text:p>
          </table:table-cell>
          <table:table-cell/>
          <table:table-cell office:value-type="string">
            <text:p>D.Lgs. 81/08 (ex D.lgs 494/96)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+1" office:value-type="float" office:value="6">
            <text:p>6</text:p>
          </table:table-cell>
          <table:table-cell office:value-type="string">
            <text:p>Preposto addetto alla sorveglianza lavori con accesso mediante funi</text:p>
          </table:table-cell>
          <table:table-cell office:value-type="string">
            <text:p>D.Lgs 81/08, al. XXI (Italy)</text:p>
          </table:table-cell>
          <table:table-cell office:value-type="string">
            <text:p>D.Lgs 81/08, al. XXI (Italy)</text:p>
          </table:table-cell>
          <table:table-cell office:value-type="string">
            <text:p>D.Lgs 81/08, al. XXI (Italy)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+1" office:value-type="float" office:value="7">
            <text:p>7</text:p>
          </table:table-cell>
          <table:table-cell office:value-type="string">
            <text:p>International rescue operator level a1</text:p>
          </table:table-cell>
          <table:table-cell office:value-type="string">
            <text:p>D.lgs 81/08 art.18 c.1 let.b, t, art.37 c.9, art.43 c.1 let.b, art. 74 c.2, art.77 c.4 e D.Lgs 475/92, art.116, c.4, all. XXI</text:p>
          </table:table-cell>
          <table:table-cell/>
          <table:table-cell office:value-type="string">
            <text:p>D.lgs 81/08 art.18 c.1 let.b, t, art.37 c.9, art.43 c.1 let.b, art. 74 c.2, art.77 c.4 e D.Lgs 475/92, art.116, c.4, all. XXI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+1" office:value-type="float" office:value="8">
            <text:p>8</text:p>
          </table:table-cell>
          <table:table-cell office:value-type="string">
            <text:p>Training provider</text:p>
          </table:table-cell>
          <table:table-cell office:value-type="string">
            <text:p>Codice di qualifica del provider</text:p>
          </table:table-cell>
          <table:table-cell/>
          <table:table-cell office:value-type="string">
            <text:p>Codice di qualifica del provider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+1" office:value-type="float" office:value="9">
            <text:p>9</text:p>
          </table:table-cell>
          <table:table-cell office:value-type="string">
            <text:p>Ambienti confinati base</text:p>
          </table:table-cell>
          <table:table-cell office:value-type="string">
            <text:p>DPR 177/2011 art. 2, comma 1 lett d) </text:p>
          </table:table-cell>
          <table:table-cell office:value-type="string">
            <text:p>DPR 177/2011 art. 2, comma 1 lett d) </text:p>
          </table:table-cell>
          <table:table-cell office:value-type="string">
            <text:p>DPR 177/2011 art. 2, comma 1 lett d) 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+1" office:value-type="float" office:value="10">
            <text:p>10</text:p>
          </table:table-cell>
          <table:table-cell office:value-type="string">
            <text:p>Operatori addetti alla conduzione di piattaforme di lavoro mobili elevabili (ple) con e senza stabilizzatori</text:p>
          </table:table-cell>
          <table:table-cell office:value-type="string">
            <text:p>Art. 73 comma 5 D.Lgs 81/08 e s.m.i. Acc. Stato Regioni del 22 Feb 2012 all.3 </text:p>
          </table:table-cell>
          <table:table-cell office:value-type="string">
            <text:p>Art. 73 comma 5 D.Lgs 81/08 e s.m.i. Acc. Stato Regioni del 22 Feb 2012 all.3 </text:p>
          </table:table-cell>
          <table:table-cell office:value-type="string">
            <text:p>Art. 73 comma 5 D.Lgs 81/08 e s.m.i. Acc. Stato Regioni del 22 Feb 2012 all.3 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+1" office:value-type="float" office:value="11">
            <text:p>11</text:p>
          </table:table-cell>
          <table:table-cell office:value-type="string">
            <text:p>Formazione base e specifica rischio alto</text:p>
          </table:table-cell>
          <table:table-cell office:value-type="string">
            <text:p><text:s/>D.Lgs 81/08 art. 37, comma 2. Acc. Stato Regioni del 21/12/2011</text:p>
          </table:table-cell>
          <table:table-cell/>
          <table:table-cell office:value-type="string">
            <text:p><text:s/>D.Lgs 81/08 art. 37, comma 2. Acc. Stato Regioni del 21/12/2011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+1" office:value-type="float" office:value="12">
            <text:p>12</text:p>
          </table:table-cell>
          <table:table-cell office:value-type="string">
            <text:p>Accesso e posizionamento mediante funi modulo a</text:p>
          </table:table-cell>
          <table:table-cell office:value-type="string">
            <text:p>D.Lgs 81/08 e s.m.i. all. XXI Modulo Base e Specifico A</text:p>
          </table:table-cell>
          <table:table-cell office:value-type="string">
            <text:p>D.Lgs 81/08 e s.m.i. all. XXI</text:p>
          </table:table-cell>
          <table:table-cell office:value-type="string">
            <text:p>D.Lgs 81/08 e s.m.i. all. XXI Modulo Base e Specifico A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+1" office:value-type="float" office:value="13">
            <text:p>13</text:p>
          </table:table-cell>
          <table:table-cell office:value-type="string">
            <text:p>Accesso e posizionamento mediante funi</text:p>
          </table:table-cell>
          <table:table-cell office:value-type="string">
            <text:p>D.Lgs 81/08 e s.m.i. all. XXI Modulo BASE (Aggiornamento per il modulo Specifico A/B)</text:p>
          </table:table-cell>
          <table:table-cell/>
          <table:table-cell office:value-type="string">
            <text:p>D.Lgs 81/08 e s.m.i. all. XXI Modulo BASE (Aggiornamento per il modulo Specifico A/B)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+1" office:value-type="float" office:value="14">
            <text:p>14</text:p>
          </table:table-cell>
          <table:table-cell office:value-type="string">
            <text:p>Accesso e posizionamento mediante funi modulo b</text:p>
          </table:table-cell>
          <table:table-cell office:value-type="string">
            <text:p>D.Lgs 81/08 e s.m.i. all. XXI Modulo Base e Modulo B</text:p>
          </table:table-cell>
          <table:table-cell/>
          <table:table-cell office:value-type="string">
            <text:p>D.Lgs 81/08 e s.m.i. all. XXI Modulo Base e Modulo B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+1" office:value-type="float" office:value="15">
            <text:p>15</text:p>
          </table:table-cell>
          <table:table-cell office:value-type="string">
            <text:p>Tactical rigger level 1</text:p>
          </table:table-cell>
          <table:table-cell office:value-type="string">
            <text:p>Corso tattico militarizzato</text:p>
          </table:table-cell>
          <table:table-cell/>
          <table:table-cell office:value-type="string">
            <text:p>Corso tattico militarizzato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table:formula="of:=[.B16]+1" office:value-type="float" office:value="16">
            <text:p>16</text:p>
          </table:table-cell>
          <table:table-cell office:value-type="string">
            <text:p>Rope flag operator</text:p>
          </table:table-cell>
          <table:table-cell office:value-type="string">
            <text:p>Corso da operatore per il dispiego della bandiera con accesso su funi</text:p>
          </table:table-cell>
          <table:table-cell/>
          <table:table-cell office:value-type="string">
            <text:p>Corso da operatore per il dispiego della bandiera con accesso su funi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table:formula="of:=[.B17]+1" office:value-type="float" office:value="17">
            <text:p>17</text:p>
          </table:table-cell>
          <table:table-cell office:value-type="string">
            <text:p>Dpi iii cat. Anticaduta</text:p>
          </table:table-cell>
          <table:table-cell office:value-type="string">
            <text:p>Corso per DPI III categoria anticaduta</text:p>
          </table:table-cell>
          <table:table-cell office:value-type="string">
            <text:p>Art. 77 D.Lgs 81/08</text:p>
          </table:table-cell>
          <table:table-cell office:value-type="string">
            <text:p>Corso per DPI III categoria anticaduta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table:formula="of:=[.B18]+1" office:value-type="float" office:value="18">
            <text:p>18</text:p>
          </table:table-cell>
          <table:table-cell office:value-type="string">
            <text:p>Dpi iii cat. Anticaduta</text:p>
          </table:table-cell>
          <table:table-cell office:value-type="string">
            <text:p>Corso per DPI III categoria anticaduta</text:p>
          </table:table-cell>
          <table:table-cell/>
          <table:table-cell office:value-type="string">
            <text:p>Corso per DPI III categoria anticaduta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table:formula="of:=[.B19]+1" office:value-type="float" office:value="19">
            <text:p>19</text:p>
          </table:table-cell>
          <table:table-cell office:value-type="string">
            <text:p>Istruttore piattaforme di lavoro elevabili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>
            <text:p>20</text:p>
          </table:table-cell>
          <table:table-cell table:formula="of:=[.B20]+1" office:value-type="float" office:value="20">
            <text:p>20</text:p>
          </table:table-cell>
          <table:table-cell office:value-type="string">
            <text:p>Docente pes/pav/pei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>
            <text:p>21</text:p>
          </table:table-cell>
          <table:table-cell table:formula="of:=[.B21]+1" office:value-type="float" office:value="21">
            <text:p>21</text:p>
          </table:table-cell>
          <table:table-cell office:value-type="string">
            <text:p>Istruttore accesso e posizionamento su fune</text:p>
          </table:table-cell>
          <table:table-cell table:number-columns-repeated="3" office:value-type="string">
            <text:p>-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table:formula="of:=[.B22]+1" office:value-type="float" office:value="22">
            <text:p>22</text:p>
          </table:table-cell>
          <table:table-cell office:value-type="string">
            <text:p>International rescue trainer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>
            <text:p>23</text:p>
          </table:table-cell>
          <table:table-cell table:formula="of:=[.B23]+1" office:value-type="float" office:value="23">
            <text:p>23</text:p>
          </table:table-cell>
          <table:table-cell office:value-type="string">
            <text:p>Tactical rigger trainer</text:p>
          </table:table-cell>
          <table:table-cell office:value-type="string">
            <text:p>Abilitazione Trainer</text:p>
          </table:table-cell>
          <table:table-cell office:value-type="string">
            <text:p>IRCoT </text:p>
          </table:table-cell>
          <table:table-cell office:value-type="string">
            <text:p>Abilitazione Trainer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table:formula="of:=[.B24]+1" office:value-type="float" office:value="24">
            <text:p>24</text:p>
          </table:table-cell>
          <table:table-cell office:value-type="string">
            <text:p>Dpi iii cat. Anticaduta itrec 2018</text:p>
          </table:table-cell>
          <table:table-cell office:value-type="string">
            <text:p>Corso per DPI III categoria anticaduta</text:p>
          </table:table-cell>
          <table:table-cell office:value-type="string">
            <text:p>Art. 73 D.Lgs 81/08</text:p>
          </table:table-cell>
          <table:table-cell office:value-type="string">
            <text:p>Corso per DPI III categoria anticaduta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table:formula="of:=[.B25]+1" office:value-type="float" office:value="25">
            <text:p>25</text:p>
          </table:table-cell>
          <table:table-cell office:value-type="string">
            <text:p>Dpi iii cat. Anticaduta casaccia 2018</text:p>
          </table:table-cell>
          <table:table-cell office:value-type="string">
            <text:p>Corso ridotto per mancanza di DPI degli allievi</text:p>
          </table:table-cell>
          <table:table-cell office:value-type="string">
            <text:p>Art. 73 D.Lgs 81/08</text:p>
          </table:table-cell>
          <table:table-cell office:value-type="string">
            <text:p>Corso ridotto per mancanza di DPI degli allievi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table:formula="of:=[.B26]+1" office:value-type="float" office:value="26">
            <text:p>26</text:p>
          </table:table-cell>
          <table:table-cell office:value-type="string">
            <text:p>Basic life support with defibrillation</text:p>
          </table:table-cell>
          <table:table-cell office:value-type="string">
            <text:p>Corso BLSD Adulto Bambino Lattante</text:p>
          </table:table-cell>
          <table:table-cell office:value-type="string">
            <text:p>DL 120/2001 - DM 18/0372011 - RPC ILCOR</text:p>
          </table:table-cell>
          <table:table-cell office:value-type="string">
            <text:p>Corso BLSD Adulto Bambino Lattante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table:formula="of:=[.B27]+1" office:value-type="float" office:value="27">
            <text:p>27</text:p>
          </table:table-cell>
          <table:table-cell office:value-type="string">
            <text:p>Operatore somministrazione ossigeno</text:p>
          </table:table-cell>
          <table:table-cell office:value-type="string">
            <text:p>ND</text:p>
          </table:table-cell>
          <table:table-cell office:value-type="string">
            <text:p>Diret. Min. Salute e Dir. Gen. Sanitaria SNS</text:p>
          </table:table-cell>
          <table:table-cell office:value-type="string">
            <text:p>ND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table:formula="of:=[.B28]+1" office:value-type="float" office:value="28">
            <text:p>28</text:p>
          </table:table-cell>
          <table:table-cell office:value-type="string">
            <text:p>Responsabile servizio prevenzione e protezione modulo c</text:p>
          </table:table-cell>
          <table:table-cell/>
          <table:table-cell office:value-type="string">
            <text:p>D.Lgs 81/08</text:p>
          </table:table-cell>
          <table:table-cell/>
        </table:table-row>
        <table:table-row table:style-name="ro2">
          <table:table-cell table:formula="of:=[.A29]+1" office:value-type="float" office:value="29">
            <text:p>29</text:p>
          </table:table-cell>
          <table:table-cell table:formula="of:=[.B29]+1" office:value-type="float" office:value="29">
            <text:p>29</text:p>
          </table:table-cell>
          <table:table-cell office:value-type="string">
            <text:p>Montaggio-uso-smontaggio ponti su ruote</text:p>
          </table:table-cell>
          <table:table-cell/>
          <table:table-cell office:value-type="string">
            <text:p>D.Lgs 81/08 Titolo IV, Sezione VI, Art. 140 e Allegato XXIII - CIRC. N. 30/2006 Min. Lav. Prev. Soc.</text:p>
          </table:table-cell>
          <table:table-cell/>
        </table:table-row>
        <table:table-row table:style-name="ro2">
          <table:table-cell table:formula="of:=[.A30]+1" office:value-type="float" office:value="30">
            <text:p>30</text:p>
          </table:table-cell>
          <table:table-cell table:formula="of:=[.B30]+1" office:value-type="float" office:value="30">
            <text:p>30</text:p>
          </table:table-cell>
          <table:table-cell office:value-type="string">
            <text:p>Formatore per ambienti confinati</text:p>
          </table:table-cell>
          <table:table-cell office:value-type="string">
            <text:p>-</text:p>
          </table:table-cell>
          <table:table-cell office:value-type="string">
            <text:p>DPR 177/2011</text:p>
          </table:table-cell>
          <table:table-cell office:value-type="string">
            <text:p>-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table:formula="of:=[.B31]+1" office:value-type="float" office:value="31">
            <text:p>31</text:p>
          </table:table-cell>
          <table:table-cell office:value-type="string">
            <text:p>Formatore addestramento dpi iii categoria</text:p>
          </table:table-cell>
          <table:table-cell office:value-type="string">
            <text:p>Valido solo con abbinamento ad altro corso attinente.</text:p>
          </table:table-cell>
          <table:table-cell office:value-type="string">
            <text:p>art. 77 comma 5 D.Lgs 81/08</text:p>
          </table:table-cell>
          <table:table-cell office:value-type="string">
            <text:p>Valido solo con abbinamento ad altro corso attinente.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table:formula="of:=[.B32]+1" office:value-type="float" office:value="32">
            <text:p>32</text:p>
          </table:table-cell>
          <table:table-cell office:value-type="string">
            <text:p>Lotta antincendio rischio elevato</text:p>
          </table:table-cell>
          <table:table-cell office:value-type="string">
            <text:p>Lotta antincendio Rischio Elevato</text:p>
          </table:table-cell>
          <table:table-cell office:value-type="string">
            <text:p>DM Int. 10/3/98 - Circ.VVF 23/2/11</text:p>
          </table:table-cell>
          <table:table-cell office:value-type="string">
            <text:p>Lotta antincendio Rischio Elevato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table:formula="of:=[.B33]+1" office:value-type="float" office:value="33">
            <text:p>33</text:p>
          </table:table-cell>
          <table:table-cell office:value-type="string">
            <text:p>Dpi di iii categoria apvr - apparecchiature di protezione delle vie respiratorie</text:p>
          </table:table-cell>
          <table:table-cell office:value-type="string">
            <text:p>-</text:p>
          </table:table-cell>
          <table:table-cell office:value-type="string">
            <text:p>art. 77 comma 5 D.Lgs 81/08</text:p>
          </table:table-cell>
          <table:table-cell office:value-type="string">
            <text:p>-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table:formula="of:=[.B34]+1" office:value-type="float" office:value="34">
            <text:p>34</text:p>
          </table:table-cell>
          <table:table-cell office:value-type="string">
            <text:p>Rspp datore di lavoro</text:p>
          </table:table-cell>
          <table:table-cell office:value-type="string">
            <text:p>Rischio alto</text:p>
          </table:table-cell>
          <table:table-cell office:value-type="string">
            <text:p>D.Lgs 81/08, art. 34</text:p>
          </table:table-cell>
          <table:table-cell office:value-type="string">
            <text:p>Rischio alto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table:formula="of:=[.B35]+1" office:value-type="float" office:value="35">
            <text:p>35</text:p>
          </table:table-cell>
          <table:table-cell office:value-type="string">
            <text:p>Rappresentante dei lavoratori per la sicurezza</text:p>
          </table:table-cell>
          <table:table-cell office:value-type="string">
            <text:p>Art. 37 c. 11</text:p>
          </table:table-cell>
          <table:table-cell office:value-type="string">
            <text:p>D.Lgs 81/08, art. 50</text:p>
          </table:table-cell>
          <table:table-cell office:value-type="string">
            <text:p>Art. 37 c. 11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table:formula="of:=[.B36]+1" office:value-type="float" office:value="36">
            <text:p>36</text:p>
          </table:table-cell>
          <table:table-cell office:value-type="string">
            <text:p>Lotta antincendio e gestione emergenza</text:p>
          </table:table-cell>
          <table:table-cell office:value-type="string">
            <text:p>-</text:p>
          </table:table-cell>
          <table:table-cell office:value-type="string">
            <text:p>D.lvo 81/08 art 37, 43, 46 - DM Int. 10/3/98 - Circ.VVF 23/2/11</text:p>
          </table:table-cell>
          <table:table-cell office:value-type="string">
            <text:p>-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table:formula="of:=[.B37]+1" office:value-type="float" office:value="37">
            <text:p>37</text:p>
          </table:table-cell>
          <table:table-cell office:value-type="string">
            <text:p>Interforce rescue operator level a1</text:p>
          </table:table-cell>
          <table:table-cell office:value-type="string">
            <text:p>Livello Base Operatore di Soccorso Internazionale di Emergenza e Protezione Civile</text:p>
          </table:table-cell>
          <table:table-cell office:value-type="string">
            <text:p>‚Ä¢ Operatore di soccorso e di salvataggio (D.Lgs 81/08 art. 18 c. 1 lett. b, t, Art. 37 c. 9), ‚Ä¢ Operatore di squadra emergenza (D.Lgs 81/08 art. 43 c. 1 lett. b), ‚Ä¢ Addetto DPI di emergenza e soccorso (D.Lgs 81/08 art. 74 c. 2), ‚Ä¢ Addetto DPI di III cat. (D.Lgs 81/08 art. 77 cc. 4,5 e D.Lgs 475/92), ‚Ä¢ Addetto ai sistemi di accesso e posizionamento mediante funi (D.Lgs 81/08 art. 116, c. 4, all. XXI). ‚Ä¢ Addetto in ambienti confinati sospetti di inquinamento DPR 177/11</text:p>
          </table:table-cell>
          <table:table-cell office:value-type="string">
            <text:p>Livello Base Operatore di Soccorso Internazionale di Emergenza e Protezione Civile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table:formula="of:=[.B38]+1" office:value-type="float" office:value="38">
            <text:p>38</text:p>
          </table:table-cell>
          <table:table-cell office:value-type="string">
            <text:p>Addestramento uso dpi anticaduta per ple</text:p>
          </table:table-cell>
          <table:table-cell office:value-type="string">
            <text:p>Formazione ed addestramento ad uso esclusivo per Piattaforme di Lavoro mobile Elevabili (PLE)</text:p>
          </table:table-cell>
          <table:table-cell office:value-type="string">
            <text:p>D.lgs 81/08: art. 73 c. 5, art. 77 c. 4 let h), c.5 let a), ASR del 22/02/2012</text:p>
          </table:table-cell>
          <table:table-cell office:value-type="string">
            <text:p>Formazione ed addestramento ad uso esclusivo per Piattaforme di Lavoro mobile Elevabili (PLE)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table:formula="of:=[.B39]+1" office:value-type="float" office:value="39">
            <text:p>39</text:p>
          </table:table-cell>
          <table:table-cell office:value-type="string">
            <text:p>Uso proprio respiratori isolanti en136:98</text:p>
          </table:table-cell>
          <table:table-cell office:value-type="string">
            <text:p>Addestramento DPI</text:p>
          </table:table-cell>
          <table:table-cell office:value-type="string">
            <text:p>D.lgs 81/08: art. 73 c. 5, art. 77 c. 4 let h), c.5 let a)</text:p>
          </table:table-cell>
          <table:table-cell office:value-type="string">
            <text:p>Addestramento DPI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table:formula="of:=[.B40]+1" office:value-type="float" office:value="40">
            <text:p>40</text:p>
          </table:table-cell>
          <table:table-cell office:value-type="string">
            <text:p>Progetto formativo annullato</text:p>
          </table:table-cell>
          <table:table-cell table:number-columns-repeated="3" office:value-type="string">
            <text:p>--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table:formula="of:=[.B41]+1" office:value-type="float" office:value="41">
            <text:p>41</text:p>
          </table:table-cell>
          <table:table-cell office:value-type="string">
            <text:p>Rspp datore di lavoro rischio basso</text:p>
          </table:table-cell>
          <table:table-cell office:value-type="string">
            <text:p>Rischio Basso</text:p>
          </table:table-cell>
          <table:table-cell office:value-type="string">
            <text:p>D.Lgs 81/08, art. 34</text:p>
          </table:table-cell>
          <table:table-cell office:value-type="string">
            <text:p>Rischio Basso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Incaricato di primo soccorso gr. A</text:p>
          </table:table-cell>
          <table:table-cell office:value-type="string">
            <text:p>Aziende Gruppo A, art. 1 d.m. salute 388/2003</text:p>
          </table:table-cell>
          <table:table-cell office:value-type="string">
            <text:p>D.Lgs 81/08 art. 45, D.M. Salute 388/2003</text:p>
          </table:table-cell>
          <table:table-cell office:value-type="string">
            <text:p>Aziende Gruppo A, art. 1 d.m. salute 388/2003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Incaricato di primo soccorso gr. B,c</text:p>
          </table:table-cell>
          <table:table-cell office:value-type="string">
            <text:p>Aziende Gruppo B e C, art. 1 d.m. salute 388/2003</text:p>
          </table:table-cell>
          <table:table-cell office:value-type="string">
            <text:p>D.Lgs 81/08 art. 45, D.M. Salute 388/2003</text:p>
          </table:table-cell>
          <table:table-cell office:value-type="string">
            <text:p>Aziende Gruppo B e C, art. 1 d.m. salute 388/2003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Corso per istruttori di primo soccorso aziendale</text:p>
          </table:table-cell>
          <table:table-cell office:value-type="string">
            <text:p>Corso per "personale infermieristico o di altro personale specializzato"</text:p>
          </table:table-cell>
          <table:table-cell office:value-type="string">
            <text:p>DM 388/03 art.3, comma 2</text:p>
          </table:table-cell>
          <table:table-cell office:value-type="string">
            <text:p>Corso per "personale infermieristico o di altro personale specializzato"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Lotta antincendio rischio medio</text:p>
          </table:table-cell>
          <table:table-cell office:value-type="string">
            <text:p>Gestione emergenze e Lotta antincendio Rischio Medio</text:p>
          </table:table-cell>
          <table:table-cell office:value-type="string">
            <text:p>D.lvo 81/08 art 37, 46 - DM Int. 10/3/98 - Circ.VVF 23/2/11</text:p>
          </table:table-cell>
          <table:table-cell office:value-type="string">
            <text:p>Gestione emergenze e Lotta antincendio Rischio Medio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table:formula="of:=[.B46]+1" office:value-type="float" office:value="46">
            <text:p>46</text:p>
          </table:table-cell>
          <table:table-cell office:value-type="string">
            <text:p>Dpi di iii categoria apvr - apparecchiature di protezione delle vie respiratorie</text:p>
          </table:table-cell>
          <table:table-cell office:value-type="string">
            <text:p>-</text:p>
          </table:table-cell>
          <table:table-cell office:value-type="string">
            <text:p>art. 77 comma 5 D.Lgs 81/08</text:p>
          </table:table-cell>
          <table:table-cell office:value-type="string">
            <text:p>-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table:formula="of:=[.B47]+1" office:value-type="float" office:value="47">
            <text:p>47</text:p>
          </table:table-cell>
          <table:table-cell office:value-type="string">
            <text:p>Uso proprio respiratori isolanti en137</text:p>
          </table:table-cell>
          <table:table-cell office:value-type="string">
            <text:p>Addestramento DPI</text:p>
          </table:table-cell>
          <table:table-cell office:value-type="string">
            <text:p>D.lgs 81/08: art. 73 c. 5, art. 77 c. 4 let h), c.5 let a)</text:p>
          </table:table-cell>
          <table:table-cell office:value-type="string">
            <text:p>Addestramento DPI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table:formula="of:=[.B48]+1" office:value-type="float" office:value="48">
            <text:p>48</text:p>
          </table:table-cell>
          <table:table-cell office:value-type="string">
            <text:p>Ambienti confinati base</text:p>
          </table:table-cell>
          <table:table-cell office:value-type="string">
            <text:p>DPR 177/2011 art. 2, comma 1 lett d) </text:p>
          </table:table-cell>
          <table:table-cell office:value-type="string">
            <text:p>DPR 177/2011 art. 2, comma 1 lett d) </text:p>
          </table:table-cell>
          <table:table-cell office:value-type="string">
            <text:p>DPR 177/2011 art. 2, comma 1 lett d) 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table:formula="of:=[.B49]+1" office:value-type="float" office:value="49">
            <text:p>49</text:p>
          </table:table-cell>
          <table:table-cell office:value-type="string">
            <text:p>Lotta antincendio rischio basso</text:p>
          </table:table-cell>
          <table:table-cell office:value-type="string">
            <text:p>Lotta antincendio Rischio Basso</text:p>
          </table:table-cell>
          <table:table-cell office:value-type="string">
            <text:p>DM Int. 10/3/98 - Circ.VVF 23/2/11</text:p>
          </table:table-cell>
          <table:table-cell office:value-type="string">
            <text:p>Lotta antincendio Rischio Basso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table:formula="of:=[.B50]+1" office:value-type="float" office:value="50">
            <text:p>50</text:p>
          </table:table-cell>
          <table:table-cell office:value-type="string">
            <text:p>Operatori addetti alla conduzione di piattaforme di lavoro mobili elevabili (ple) con stabilizzatori</text:p>
          </table:table-cell>
          <table:table-cell office:value-type="string">
            <text:p>Art. 73 comma 5 D.Lgs 81/08 e s.m.i. Acc. Stato Regioni del 22 Feb 2012 all.3 </text:p>
          </table:table-cell>
          <table:table-cell office:value-type="string">
            <text:p>Art. 73 comma 5 D.Lgs 81/08 e s.m.i. Acc. Stato Regioni del 22 Feb 2012 all.3 </text:p>
          </table:table-cell>
          <table:table-cell office:value-type="string">
            <text:p>Art. 73 comma 5 D.Lgs 81/08 e s.m.i. Acc. Stato Regioni del 22 Feb 2012 all.3 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table:formula="of:=[.B51]+1" office:value-type="float" office:value="51">
            <text:p>51</text:p>
          </table:table-cell>
          <table:table-cell office:value-type="string">
            <text:p>Operatori addetti alla conduzione di piattaforme di lavoro mobili elevabili (ple) senza stabilizzatori</text:p>
          </table:table-cell>
          <table:table-cell office:value-type="string">
            <text:p>Art. 73 comma 5 D.Lgs 81/08 e s.m.i. Acc. Stato Regioni del 22 Feb 2012 all.3 </text:p>
          </table:table-cell>
          <table:table-cell office:value-type="string">
            <text:p>Art. 73 comma 5 D.Lgs 81/08 e s.m.i. Acc. Stato Regioni del 22 Feb 2012 all.3 </text:p>
          </table:table-cell>
          <table:table-cell office:value-type="string">
            <text:p>Art. 73 comma 5 D.Lgs 81/08 e s.m.i. Acc. Stato Regioni del 22 Feb 2012 all.3 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table:formula="of:=[.B52]+1" office:value-type="float" office:value="52">
            <text:p>52</text:p>
          </table:table-cell>
          <table:table-cell office:value-type="string">
            <text:p>Tecnico delle lavorazioni in quota (rigger)</text:p>
          </table:table-cell>
          <table:table-cell office:value-type="string">
            <text:p>Il Tecnico delle lavorazioni in quota (RIGGER) √® in grado di allestire, manutenere e disallestire strutture, attrezzature, impianti, apparecchiature, gestendo i carichi sospesi anche con l‚Äôutilizzo di cavi d‚Äôacciaio, carrucole e argani elettrici.</text:p>
          </table:table-cell>
          <table:table-cell office:value-type="string">
            <text:p>Formazione normata. Regione Emilia-Romagna Atto 1640 - 17/10/2016</text:p>
          </table:table-cell>
          <table:table-cell office:value-type="string">
            <text:p>Il Tecnico delle lavorazioni in quota (RIGGER) √® in grado di allestire, manutenere e disallestire strutture, attrezzature, impianti, apparecchiature, gestendo i carichi sospesi anche con l‚Äôutilizzo di cavi d‚Äôacciaio, carrucole e argani elettrici.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table:formula="of:=[.B53]+1" office:value-type="float" office:value="53">
            <text:p>53</text:p>
          </table:table-cell>
          <table:table-cell office:value-type="string">
            <text:p>Coordinatore sicurezza cantieri progettazione ed esecuzione</text:p>
          </table:table-cell>
          <table:table-cell office:value-type="string">
            <text:p>D.Lgs. 81/08 (ex D.lgs 494/96)</text:p>
          </table:table-cell>
          <table:table-cell office:value-type="string">
            <text:p>D.Lgs. 81/08 (ex D.lgs 494/96)</text:p>
          </table:table-cell>
          <table:table-cell office:value-type="string">
            <text:p>D.Lgs. 81/08 (ex D.lgs 494/96)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table:formula="of:=[.B54]+1" office:value-type="float" office:value="54">
            <text:p>54</text:p>
          </table:table-cell>
          <table:table-cell office:value-type="string">
            <text:p>Incaricato di primo soccorso gr. A (upgrade)</text:p>
          </table:table-cell>
          <table:table-cell office:value-type="string">
            <text:p>Aziende Gruppo A, art. 1 d.m. salute 388/2003</text:p>
          </table:table-cell>
          <table:table-cell office:value-type="string">
            <text:p>D.Lgs 81/08 art. 45, D.M. Salute 388/2003</text:p>
          </table:table-cell>
          <table:table-cell office:value-type="string">
            <text:p>Aziende Gruppo A, art. 1 d.m. salute 388/2003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table:formula="of:=[.B55]+1" office:value-type="float" office:value="55">
            <text:p>55</text:p>
          </table:table-cell>
          <table:table-cell office:value-type="string">
            <text:p>Operatore carrelli industriali semoventi</text:p>
          </table:table-cell>
          <table:table-cell office:value-type="string">
            <text:p>ASR 22 febbraio 2012 - All. VI P.to 1 e 3.1</text:p>
          </table:table-cell>
          <table:table-cell office:value-type="string">
            <text:p>D.lgs art. 73, comma 5</text:p>
          </table:table-cell>
          <table:table-cell office:value-type="string">
            <text:p>ASR 22 febbraio 2012 - All. VI P.to 1 e 3.1</text:p>
          </table:table-cell>
        </table:table-row>
      </table:table>
      <table:table table:name="New" table:style-name="ta1" table:print="false">
        <table:table-column table:style-name="co4" table:number-columns-repeated="4" table:default-cell-style-name="Default"/>
        <table:table-row table:style-name="ro2">
          <table:table-cell office:value-type="string">
            <text:p>pk</text:p>
          </table:table-cell>
          <table:table-cell office:value-type="string">
            <text:p>course</text:p>
          </table:table-cell>
          <table:table-cell office:value-type="string">
            <text:p>theory</text:p>
          </table:table-cell>
          <table:table-cell office:value-type="string">
            <text:p>practice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+1" office:value-type="float" office:value="2">
            <text:p>2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+1" office:value-type="float" office:value="3">
            <text:p>3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+1" office:value-type="float" office:value="4">
            <text:p>4</text:p>
          </table:table-cell>
          <table:table-cell table:number-columns-repeated="2" office:value-type="string">
            <text:p>14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+1" office:value-type="float" office:value="5">
            <text:p>5</text:p>
          </table:table-cell>
          <table:table-cell office:value-type="string">
            <text:p>96</text:p>
          </table:table-cell>
          <table:table-cell office:value-type="string">
            <text:p>24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+1" office:value-type="float" office:value="6">
            <text:p>6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+1" office:value-type="float" office:value="7">
            <text:p>7</text:p>
          </table:table-cell>
          <table:table-cell office:value-type="string">
            <text:p>40</text:p>
          </table:table-cell>
          <table:table-cell office:value-type="string">
            <text:p>24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+1" office:value-type="float" office:value="8">
            <text:p>8</text:p>
          </table:table-cell>
          <table:table-cell table:number-columns-repeated="2" office:value-type="string">
            <text:p>0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+1" office:value-type="float" office:value="9">
            <text:p>9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+1" office:value-type="float" office:value="10">
            <text:p>10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+1" office:value-type="float" office:value="11">
            <text:p>1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+1" office:value-type="float" office:value="12">
            <text:p>12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+1" office:value-type="float" office:value="13">
            <text:p>13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+1" office:value-type="float" office:value="14">
            <text:p>14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+1" office:value-type="float" office:value="15">
            <text:p>1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table:formula="of:=[.B16]+1" office:value-type="float" office:value="16">
            <text:p>1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table:formula="of:=[.B17]+1" office:value-type="float" office:value="17">
            <text:p>17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table:formula="of:=[.B18]+1" office:value-type="float" office:value="18">
            <text:p>18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table:formula="of:=[.B19]+1" office:value-type="float" office:value="19">
            <text:p>19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table:formula="of:=[.B20]+1" office:value-type="float" office:value="20">
            <text:p>20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table:formula="of:=[.B21]+1" office:value-type="float" office:value="21">
            <text:p>21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table:formula="of:=[.B22]+1" office:value-type="float" office:value="22">
            <text:p>22</text:p>
          </table:table-cell>
          <table:table-cell table:number-columns-repeated="2" office:value-type="string">
            <text:p>20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table:formula="of:=[.B23]+1" office:value-type="float" office:value="23">
            <text:p>23</text:p>
          </table:table-cell>
          <table:table-cell table:number-columns-repeated="2" office:value-type="string">
            <text:p>8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table:formula="of:=[.B24]+1" office:value-type="float" office:value="24">
            <text:p>24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table:formula="of:=[.B25]+1" office:value-type="float" office:value="25">
            <text:p>25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table:formula="of:=[.B26]+1" office:value-type="float" office:value="26">
            <text:p>26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table:formula="of:=[.B27]+1" office:value-type="float" office:value="27">
            <text:p>27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table:formula="of:=[.B28]+1" office:value-type="float" office:value="28">
            <text:p>28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table:formula="of:=[.B29]+1" office:value-type="float" office:value="29">
            <text:p>29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table:formula="of:=[.B30]+1" office:value-type="float" office:value="30">
            <text:p>30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table:formula="of:=[.B31]+1" office:value-type="float" office:value="31">
            <text:p>31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table:formula="of:=[.B32]+1" office:value-type="float" office:value="32">
            <text:p>32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table:formula="of:=[.B33]+1" office:value-type="float" office:value="33">
            <text:p>33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table:formula="of:=[.B34]+1" office:value-type="float" office:value="34">
            <text:p>34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table:formula="of:=[.B35]+1" office:value-type="float" office:value="35">
            <text:p>35</text:p>
          </table:table-cell>
          <table:table-cell office:value-type="string">
            <text:p>32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table:formula="of:=[.B36]+1" office:value-type="float" office:value="36">
            <text:p>3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table:formula="of:=[.B37]+1" office:value-type="float" office:value="37">
            <text:p>37</text:p>
          </table:table-cell>
          <table:table-cell office:value-type="string">
            <text:p>25</text:p>
          </table:table-cell>
          <table:table-cell office:value-type="string">
            <text:p>58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table:formula="of:=[.B38]+1" office:value-type="float" office:value="38">
            <text:p>3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table:formula="of:=[.B39]+1" office:value-type="float" office:value="39">
            <text:p>3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table:formula="of:=[.B40]+1" office:value-type="float" office:value="40">
            <text:p>40</text:p>
          </table:table-cell>
          <table:table-cell table:number-columns-repeated="2" office:value-type="string">
            <text:p>0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table:formula="of:=[.B41]+1" office:value-type="float" office:value="41">
            <text:p>4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table:formula="of:=[.B44]+1" office:value-type="float" office:value="44">
            <text:p>44</text:p>
          </table:table-cell>
          <table:table-cell table:number-columns-repeated="2" office:value-type="string">
            <text:p>8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table:formula="of:=[.B45]+1" office:value-type="float" office:value="45">
            <text:p>4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table:formula="of:=[.B46]+1" office:value-type="float" office:value="46">
            <text:p>46</text:p>
          </table:table-cell>
          <table:table-cell table:number-columns-repeated="2" office:value-type="string">
            <text:p>1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table:formula="of:=[.B47]+1" office:value-type="float" office:value="47">
            <text:p>47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table:formula="of:=[.B48]+1" office:value-type="float" office:value="48">
            <text:p>48</text:p>
          </table:table-cell>
          <table:table-cell table:number-columns-repeated="2" office:value-type="string">
            <text:p>8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table:formula="of:=[.B49]+1" office:value-type="float" office:value="49">
            <text:p>49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table:formula="of:=[.B50]+1" office:value-type="float" office:value="50">
            <text:p>50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table:formula="of:=[.B51]+1" office:value-type="float" office:value="51">
            <text:p>51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table:formula="of:=[.B52]+1" office:value-type="float" office:value="52">
            <text:p>52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table:formula="of:=[.B53]+1" office:value-type="float" office:value="53">
            <text:p>53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table:formula="of:=[.B54]+1" office:value-type="float" office:value="54">
            <text:p>54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table:formula="of:=[.B55]+1" office:value-type="float" office:value="55">
            <text:p>55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</table:table-row>
      </table:table>
      <table:table table:name="Update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pk</text:p>
          </table:table-cell>
          <table:table-cell office:value-type="string">
            <text:p>course</text:p>
          </table:table-cell>
          <table:table-cell office:value-type="string">
            <text:p>year</text:p>
          </table:table-cell>
          <table:table-cell office:value-type="string">
            <text:p>theory</text:p>
          </table:table-cell>
          <table:table-cell office:value-type="string">
            <text:p>practice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+1" office:value-type="float" office:value="2">
            <text:p>2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+1" office:value-type="float" office:value="3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+1" office:value-type="float" office:value="4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+1" office:value-type="float" office:value="5">
            <text:p>5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+1" office:value-type="float" office:value="6">
            <text:p>6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+1" office:value-type="float" office:value="7">
            <text:p>7</text:p>
          </table:table-cell>
          <table:table-cell office:value-type="string">
            <text:p>2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+1" office:value-type="float" office:value="8">
            <text:p>8</text:p>
          </table:table-cell>
          <table:table-cell office:value-type="string">
            <text:p>99</text:p>
          </table:table-cell>
          <table:table-cell table:number-columns-repeated="2" office:value-type="string">
            <text:p>0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+1" office:value-type="float" office:value="9">
            <text:p>9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+1" office:value-type="float" office:value="10">
            <text:p>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+1" office:value-type="float" office:value="11">
            <text:p>1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+1" office:value-type="float" office:value="12">
            <text:p>12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+1" office:value-type="float" office:value="13">
            <text:p>13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+1" office:value-type="float" office:value="14">
            <text:p>14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+1" office:value-type="float" office:value="15">
            <text:p>15</text:p>
          </table:table-cell>
          <table:table-cell table:number-columns-repeated="3" office:value-type="string">
            <text:p>1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table:formula="of:=[.B16]+1" office:value-type="float" office:value="16">
            <text:p>16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table:formula="of:=[.B17]+1" office:value-type="float" office:value="17">
            <text:p>17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table:formula="of:=[.B18]+1" office:value-type="float" office:value="18">
            <text:p>18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table:formula="of:=[.B19]+1" office:value-type="float" office:value="19">
            <text:p>19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table:formula="of:=[.B20]+1" office:value-type="float" office:value="20">
            <text:p>20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table:formula="of:=[.B21]+1" office:value-type="float" office:value="21">
            <text:p>21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table:formula="of:=[.B22]+1" office:value-type="float" office:value="22">
            <text:p>22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table:formula="of:=[.B23]+1" office:value-type="float" office:value="23">
            <text:p>23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table:formula="of:=[.B24]+1" office:value-type="float" office:value="24">
            <text:p>24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table:formula="of:=[.B25]+1" office:value-type="float" office:value="25">
            <text:p>25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table:formula="of:=[.B26]+1" office:value-type="float" office:value="26">
            <text:p>26</text:p>
          </table:table-cell>
          <table:table-cell table:number-columns-repeated="3" office:value-type="string">
            <text:p>2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table:formula="of:=[.B27]+1" office:value-type="float" office:value="27">
            <text:p>27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table:formula="of:=[.B28]+1" office:value-type="float" office:value="28">
            <text:p>28</text:p>
          </table:table-cell>
          <table:table-cell office:value-type="string">
            <text:p>5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table:formula="of:=[.B29]+1" office:value-type="float" office:value="29">
            <text:p>29</text:p>
          </table:table-cell>
          <table:table-cell office:value-type="string">
            <text:p>4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table:formula="of:=[.B30]+1" office:value-type="float" office:value="30">
            <text:p>3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table:formula="of:=[.B31]+1" office:value-type="float" office:value="31">
            <text:p>31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table:formula="of:=[.B32]+1" office:value-type="float" office:value="32">
            <text:p>32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table:formula="of:=[.B33]+1" office:value-type="float" office:value="33">
            <text:p>33</text:p>
          </table:table-cell>
          <table:table-cell office:value-type="string">
            <text:p>5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table:formula="of:=[.B34]+1" office:value-type="float" office:value="34">
            <text:p>34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table:formula="of:=[.B35]+1" office:value-type="float" office:value="35">
            <text:p>35</text:p>
          </table:table-cell>
          <table:table-cell office:value-type="string">
            <text:p>5</text:p>
          </table:table-cell>
          <table:table-cell table:number-columns-repeated="2" office:value-type="string">
            <text:p>0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table:formula="of:=[.B36]+1" office:value-type="float" office:value="36">
            <text:p>36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table:formula="of:=[.B37]+1" office:value-type="float" office:value="37">
            <text:p>37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table:formula="of:=[.B38]+1" office:value-type="float" office:value="38">
            <text:p>38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table:formula="of:=[.B39]+1" office:value-type="float" office:value="39">
            <text:p>39</text:p>
          </table:table-cell>
          <table:table-cell table:number-columns-repeated="3" office:value-type="string">
            <text:p>1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table:formula="of:=[.B40]+1" office:value-type="float" office:value="40">
            <text:p>40</text:p>
          </table:table-cell>
          <table:table-cell office:value-type="string">
            <text:p>99</text:p>
          </table:table-cell>
          <table:table-cell table:number-columns-repeated="2" office:value-type="string">
            <text:p>0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table:formula="of:=[.B41]+1" office:value-type="float" office:value="41">
            <text:p>41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table:formula="of:=[.B42]+1" office:value-type="float" office:value="42">
            <text:p>4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table:formula="of:=[.B43]+1" office:value-type="float" office:value="43">
            <text:p>4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table:formula="of:=[.B44]+1" office:value-type="float" office:value="44">
            <text:p>44</text:p>
          </table:table-cell>
          <table:table-cell office:value-type="string">
            <text:p>3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table:formula="of:=[.B45]+1" office:value-type="float" office:value="45">
            <text:p>45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table:formula="of:=[.B46]+1" office:value-type="float" office:value="46">
            <text:p>46</text:p>
          </table:table-cell>
          <table:table-cell office:value-type="string">
            <text:p>5</text:p>
          </table:table-cell>
          <table:table-cell table:number-columns-repeated="2" office:value-type="string">
            <text:p>1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table:formula="of:=[.B47]+1" office:value-type="float" office:value="47">
            <text:p>47</text:p>
          </table:table-cell>
          <table:table-cell office:value-type="string">
            <text:p>1</text:p>
          </table:table-cell>
          <table:table-cell table:number-columns-repeated="2" office:value-type="string">
            <text:p>2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table:formula="of:=[.B48]+1" office:value-type="float" office:value="48">
            <text:p>48</text:p>
          </table:table-cell>
          <table:table-cell office:value-type="string">
            <text:p>5</text:p>
          </table:table-cell>
          <table:table-cell table:number-columns-repeated="2" office:value-type="string">
            <text:p>4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table:formula="of:=[.B49]+1" office:value-type="float" office:value="49">
            <text:p>49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table:formula="of:=[.B50]+1" office:value-type="float" office:value="50">
            <text:p>5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table:formula="of:=[.B51]+1" office:value-type="float" office:value="51">
            <text:p>5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table:formula="of:=[.B52]+1" office:value-type="float" office:value="52">
            <text:p>52</text:p>
          </table:table-cell>
          <table:table-cell office:value-type="string">
            <text:p>99</text:p>
          </table:table-cell>
          <table:table-cell table:number-columns-repeated="2" office:value-type="string">
            <text:p>-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table:formula="of:=[.B53]+1" office:value-type="float" office:value="53">
            <text:p>53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table:formula="of:=[.B54]+1" office:value-type="float" office:value="54">
            <text:p>5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table:formula="of:=[.B55]+1" office:value-type="float" office:value="55">
            <text:p>5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/12/2021</text:date>, <text:time>09.23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8T08:34:49.06</dc:date>
    <meta:generator>OpenOffice/4.1.10$Win32 OpenOffice.org_project/4110m2$Build-9807</meta:generator>
    <meta:editing-duration>PT18M25S</meta:editing-duration>
    <meta:editing-cycles>1</meta:editing-cycles>
    <meta:document-statistic meta:table-count="4" meta:cell-count="985" meta:object-count="0"/>
  </office:meta>
</office:document-meta>
</file>